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font-variant="normal" fo:text-transform="none" fo:color="#444444" style:font-name="Open Sans" fo:letter-spacing="normal" fo:font-style="normal" fo:background-color="#ffff00"/>
    </style:style>
    <style:style style:name="P2" style:family="paragraph" style:parent-style-name="Heading_20_2">
      <style:text-properties fo:font-variant="normal" fo:text-transform="none" fo:color="#444444" style:font-name="Open Sans" fo:font-size="10.5pt" fo:letter-spacing="normal" fo:font-style="normal" fo:font-weight="bold" fo:background-color="#ffff00" style:font-weight-asian="bold" style:font-weight-complex="bold"/>
    </style:style>
    <style:style style:name="P3" style:family="paragraph" style:parent-style-name="Preformatted_20_Text">
      <style:text-properties fo:font-variant="normal" fo:text-transform="none" fo:color="#666666" style:font-name="Consolas" fo:letter-spacing="normal" fo:font-style="normal" fo:font-weight="normal"/>
    </style:style>
    <style:style style:name="P4" style:family="paragraph" style:parent-style-name="Preformatted_20_Text">
      <style:text-properties fo:font-variant="normal" fo:text-transform="none" fo:color="#666666" style:font-name="Consolas" fo:font-size="10.5pt" fo:letter-spacing="normal" fo:font-style="normal" fo:font-weight="normal"/>
    </style:style>
    <style:style style:name="P5" style:family="paragraph" style:parent-style-name="Preformatted_20_Text">
      <style:text-properties fo:font-variant="normal" fo:text-transform="none" fo:color="#666666" fo:letter-spacing="normal" officeooo:rsid="001aa3de" officeooo:paragraph-rsid="001aa3de"/>
    </style:style>
    <style:style style:name="P6" style:family="paragraph" style:parent-style-name="Preformatted_20_Text">
      <style:text-properties fo:font-variant="normal" fo:text-transform="none" fo:color="#666666" fo:letter-spacing="normal" officeooo:rsid="001ba780" officeooo:paragraph-rsid="001ba780"/>
    </style:style>
    <style:style style:name="P7"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8"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fo:letter-spacing="normal"/>
    </style:style>
    <style:style style:name="P9" style:family="paragraph" style:parent-style-name="Preformatted_20_Text">
      <style:paragraph-properties fo:margin-top="0cm" fo:margin-bottom="0cm" loext:contextual-spacing="false" fo:line-height="171%" fo:orphans="2" fo:widows="2" fo:padding="0.049cm" fo:border="0.06pt solid #ededed"/>
    </style:style>
    <style:style style:name="P10" style:family="paragraph" style:parent-style-name="Standard">
      <style:text-properties fo:font-variant="normal" fo:text-transform="none" fo:color="#444444" style:font-name="Open Sans" fo:font-size="10.5pt" fo:letter-spacing="normal" fo:font-style="normal" fo:font-weight="normal"/>
    </style:style>
    <style:style style:name="P11" style:family="paragraph" style:parent-style-name="Preformatted_20_Text">
      <style:text-properties fo:font-variant="normal" fo:text-transform="none" fo:color="#666666" style:font-name="Consolas" fo:font-size="10.5pt" fo:letter-spacing="normal" fo:font-style="normal" fo:font-weight="normal" officeooo:rsid="001aa3de" officeooo:paragraph-rsid="001aa3de" fo:background-color="#ffff00"/>
    </style:style>
    <style:style style:name="P12" style:family="paragraph" style:parent-style-name="Preformatted_20_Text">
      <style:text-properties fo:font-variant="normal" fo:text-transform="none" fo:color="#666666" style:font-name="Consolas" fo:font-size="10.5pt" fo:letter-spacing="normal" fo:font-style="normal" fo:font-weight="normal" officeooo:rsid="001ba780" officeooo:paragraph-rsid="001aa3de" fo:background-color="#ffff00"/>
    </style:style>
    <style:style style:name="P13" style:family="paragraph" style:parent-style-name="Preformatted_20_Text">
      <style:text-properties fo:font-variant="normal" fo:text-transform="none" fo:color="#444444" style:font-name="Consolas" fo:font-size="10.5pt" fo:letter-spacing="normal" fo:font-style="normal" fo:font-weight="normal" officeooo:rsid="001ba780" officeooo:paragraph-rsid="001aa3de" fo:background-color="#ffff00"/>
    </style:style>
    <style:style style:name="P14" style:family="paragraph" style:parent-style-name="Preformatted_20_Text">
      <style:text-properties fo:font-variant="normal" fo:text-transform="none" fo:color="#444444" style:font-name="Consolas" fo:font-size="10.5pt" fo:letter-spacing="normal" fo:font-style="normal" fo:font-weight="normal" officeooo:rsid="001ba780" officeooo:paragraph-rsid="001ba780"/>
    </style:style>
    <style:style style:name="P15"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16"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fo:letter-spacing="normal"/>
    </style:style>
    <style:style style:name="P17" style:family="paragraph" style:parent-style-name="Preformatted_20_Text">
      <style:paragraph-properties fo:margin-top="0cm" fo:margin-bottom="0cm" loext:contextual-spacing="false" fo:line-height="171%" fo:orphans="2" fo:widows="2" fo:padding="0.049cm" fo:border="0.06pt solid #ededed"/>
    </style:style>
    <style:style style:name="T1" style:family="text">
      <style:text-properties fo:font-variant="normal" fo:text-transform="none" fo:color="#444444" style:font-name="Open Sans" fo:letter-spacing="normal" fo:font-style="normal" fo:font-weight="bold" fo:background-color="#ffff00" loext:char-shading-value="0" style:font-weight-asian="bold"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weight="normal" loext:padding="0cm" loext:border="none"/>
    </style:style>
    <style:style style:name="T4" style:family="text">
      <style:text-properties fo:color="#444444" style:font-name="Open Sans" fo:font-size="10.5pt" fo:letter-spacing="normal" fo:font-weight="normal" loext:padding="0cm" loext:border="none"/>
    </style:style>
    <style:style style:name="T5" style:family="text">
      <style:text-properties fo:color="#444444" style:font-name="Open Sans" fo:font-size="10.5pt" fo:font-style="normal" fo:font-weight="normal"/>
    </style:style>
    <style:style style:name="T6" style:family="text">
      <style:text-properties fo:color="#444444" style:font-name="Open Sans" fo:font-size="10.5pt" fo:font-weight="normal" loext:padding="0cm" loext:border="none"/>
    </style:style>
    <style:style style:name="T7" style:family="text">
      <style:text-properties loext:padding="0cm" loext:border="none"/>
    </style:style>
    <style:style style:name="T8" style:family="text">
      <style:text-properties style:font-name="Consolas" fo:font-style="normal" fo:font-weight="normal"/>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9"><text:tab/></text:span><text:span text:style-name="T1">Concurrency Management in Linux Kernel</text:span></text:p>
      <text:p text:style-name="Standard"/>
      <text:h text:style-name="P1" text:outline-level="2">Concurrency Management</text:h>
      <text:p text:style-name="Standard"/>
      <text:p text:style-name="Standard"><text:span text:style-name="T2">In order to achieve the optimized system performance, kernel provides the multitasking, where multiple threads can execute in parallel and there by utilizing the CPU in optimum way. Though useful, but multitasking, if not implemented cautiously can lead to concurrency issues, which can be very difficult to handle. So, let’s take an example to understand the concurrency issues. Let’s say there are two threads – </text:span><text:span text:style-name="Emphasis"><text:span text:style-name="T4">T1</text:span></text:span><text:span text:style-name="Emphasis"><text:span text:style-name="T3"> </text:span></text:span><text:span text:style-name="T2">and </text:span><text:span text:style-name="Emphasis"><text:span text:style-name="T4">T2</text:span></text:span><text:span text:style-name="T2">. Among them is the shared resource called </text:span><text:span text:style-name="Emphasis"><text:span text:style-name="T4">A</text:span></text:span><text:span text:style-name="T2">. Both the threads execute the code as below:</text:span></text:p>
      <text:p text:style-name="Standard"/>
      <text:p text:style-name="P3">int function()</text:p>
      <text:p text:style-name="P7">{</text:p>
      <text:p text:style-name="P8"><text:s/><text:span text:style-name="T8">A++;</text:span></text:p>
      <text:p text:style-name="P8"><text:s/><text:span text:style-name="T8">printf("Value of i is %d\n", i);</text:span></text:p>
      <text:p text:style-name="P7">}</text:p>
      <text:p text:style-name="Standard"><text:span text:style-name="T2">Just imagine, when the thread </text:span><text:span text:style-name="Emphasis"><text:span text:style-name="T4">T1</text:span></text:span><text:span text:style-name="Emphasis"><text:span text:style-name="T3"> </text:span></text:span><text:span text:style-name="T2">was in the middle of modifying the variable, it was pre-empted and thread </text:span><text:span text:style-name="Emphasis"><text:span text:style-name="T4">T2</text:span></text:span><text:span text:style-name="Emphasis"><text:span text:style-name="T3"> </text:span></text:span><text:span text:style-name="T2">started to execute and it tries to modify the variable </text:span><text:span text:style-name="Emphasis"><text:span text:style-name="T4">A</text:span></text:span><text:span text:style-name="T2">. So, what will be result? Inconsistent value of variable </text:span><text:span text:style-name="Emphasis"><text:span text:style-name="T4">A. </text:span></text:span><text:span text:style-name="T2">These kind of scenarios where multiple threads are contending for the same resources is called race condition. These bugs are easy to create, but difficult to debug.</text:span></text:p>
      <text:p text:style-name="Standard"/>
      <text:p text:style-name="P10">So, what’s the best way to avoid the concurrency issues? One thing is to avoid the global variables. But, its not always possible to do so. As you know, hardware resources are in nature globally shared. So, in order to deal with such scenarios, kernel provides us the various synchronization mechanisms such as mutex, semaphores and so on.</text:p>
      <text:p text:style-name="P10"/>
      <text:p text:style-name="P10"/>
      <text:h text:style-name="P2" text:outline-level="2">Mutex</text:h>
      <text:p text:style-name="P10"/>
      <text:p text:style-name="P10">Mutex stands for MUTual EXclusion. Its a compartment with a single key. Whoever, enters inside the compartment, locks it and takes the key with him. By the time, if someone else tries to acquire the compartment, he will have to wait. Its only when he comes outside, gives the key, would the other person be able to enter inside. Similar is the thing with the mutex. If one thread of execution acquires the mutex lock, other threads trying to acquire the same lock would be blocked. Its only when the first thread releases the mutex lock, would the other thread be able to acquire it. Below are the data structures for mutex:</text:p>
      <text:p text:style-name="P10"/>
      <text:p text:style-name="P4">#include &lt;linux/mutex.h&gt;</text:p>
      <text:p text:style-name="P9"/>
      <text:p text:style-name="P7">struct mutex /* Mutex data structure */</text:p>
      <text:p text:style-name="P9"/>
      <text:p text:style-name="P7">// Mutex Initialization</text:p>
      <text:p text:style-name="P7">// Statically</text:p>
      <text:p text:style-name="P7">DEFINE_MUTEX(my_mutex);</text:p>
      <text:p text:style-name="P7">// Dynamically</text:p>
      <text:p text:style-name="P7">struct mutex my_mutex;</text:p>
      <text:p text:style-name="P7"><text:soft-page-break/>mutex_init(&amp;my_mutex);</text:p>
      <text:p text:style-name="P9"/>
      <text:p text:style-name="P7">// Operations</text:p>
      <text:p text:style-name="P7">void mutex_lock(&amp;my_mutex);</text:p>
      <text:p text:style-name="P7">void mutex_unlock(&amp;my_mutex);</text:p>
      <text:p text:style-name="P7">int mutex_lock_interruptible(&amp;my_mutex);</text:p>
      <text:p text:style-name="P7">int mutex_trylock(&amp;my_mutex);</text:p>
      <text:p text:style-name="P10"/>
      <text:p text:style-name="P10">Here, there are two versions for lock – interruptible and uninterruptible. <text:span text:style-name="Emphasis"><text:span text:style-name="T7">mutex_lock_interruptible() </text:span></text:span><text:s/>puts the current process in TASK_INTERRUPTIBLE state. So, the current process sleeps until the state is changed to TASK_RUNNING. For the process in TASK_INTERRUPTIBLE, there are two possible events which may change the process state to TASK_RUNNING. First event is obviously, when the mutex is available and another thing is, if any signal is delivered to process. But, if the process is put into the TASK_UNINTERRUPTIBLE state, which is the case when we invoke <text:span text:style-name="Emphasis"><text:span text:style-name="T7">mutex_lock(), </text:span></text:span>the only event which can wake up the process is the availability of resource. In almost all the scenarios we use <text:span text:style-name="Emphasis"><text:span text:style-name="T7">mutex_lock_interruptible().</text:span></text:span></text:p>
      <text:p text:style-name="P10"/>
      <text:p text:style-name="P10"><text:span text:style-name="Emphasis"><text:span text:style-name="T7"><text:s/></text:span></text:span>Below is the simple example to demonstrate the usage of mutex.</text:p>
      <text:p text:style-name="P10"/>
      <text:p text:style-name="P11">static int thread_fn(void *unused)</text:p>
      <text:p text:style-name="P7">{</text:p>
      <text:p text:style-name="P8"><text:span text:style-name="T8">while (!kthread_should_stop())</text:span></text:p>
      <text:p text:style-name="P8"><text:s text:c="4"/><text:span text:style-name="T8">{</text:span></text:p>
      <text:p text:style-name="P8"><text:span text:style-name="T8"><text:tab/>counter++;</text:span></text:p>
      <text:p text:style-name="P8"><text:span text:style-name="T8"><text:tab/>printk(KERN_INFO "Job %d started\n", counter);</text:span></text:p>
      <text:p text:style-name="P8"><text:span text:style-name="T8"><text:tab/>get_random_bytes(&amp;i, sizeof(i));</text:span></text:p>
      <text:p text:style-name="P8"><text:span text:style-name="T8"><text:tab/>ssleep(i % 5);</text:span></text:p>
      <text:p text:style-name="P8"><text:span text:style-name="T8"><text:tab/>printk(KERN_INFO "Job %d finished\n", counter);</text:span></text:p>
      <text:p text:style-name="P8"><text:span text:style-name="T8"><text:tab/>}</text:span></text:p>
      <text:p text:style-name="P8"><text:span text:style-name="T8"><text:tab/>printk(KERN_INFO "Thread Stopping\n");</text:span></text:p>
      <text:p text:style-name="P8"><text:span text:style-name="T8"><text:tab/>do_exit(0);</text:span></text:p>
      <text:p text:style-name="P7">}</text:p>
      <text:p text:style-name="P11"/>
      <text:p text:style-name="P5"/>
      <text:p text:style-name="P5"><text:span text:style-name="T5">Here, we have global variable </text:span><text:span text:style-name="Emphasis"><text:span text:style-name="T6">counter, </text:span></text:span><text:span text:style-name="T5">which is being shared between two threads. Each thread increments the counter, prints the value and then sleeps for random number of seconds. This is obvious entity for race condition and can result into the corruption of variable </text:span><text:span text:style-name="Emphasis"><text:span text:style-name="T6">counter</text:span></text:span><text:span text:style-name="T5">. So, in order to protect the variable, we use the mutex as below:</text:span></text:p>
      <text:p text:style-name="P13"/>
      <text:p text:style-name="P12">#include &lt;linux/mutex.h&gt;</text:p>
      <text:p text:style-name="P9"/>
      <text:p text:style-name="P7">DEFINE_MUTEX(my_mutex);</text:p>
      <text:p text:style-name="P7">static int counter = 0;</text:p>
      <text:p text:style-name="P9"/>
      <text:p text:style-name="P7"><text:soft-page-break/>static int thread_fn(void *unused)</text:p>
      <text:p text:style-name="P7">{</text:p>
      <text:p text:style-name="P8"><text:span text:style-name="T8"><text:tab/>while (!kthread_should_stop())</text:span></text:p>
      <text:p text:style-name="P8"><text:s text:c="4"/><text:span text:style-name="T8">{</text:span></text:p>
      <text:p text:style-name="P8"><text:span text:style-name="T8"><text:tab/>mutex_lock(&amp;my_mutex);</text:span></text:p>
      <text:p text:style-name="P8"><text:span text:style-name="T8"><text:tab/>counter++;</text:span></text:p>
      <text:p text:style-name="P8"><text:span text:style-name="T8"><text:tab/>printk(KERN_INFO "Job %d started\n", counter);</text:span></text:p>
      <text:p text:style-name="P8"><text:span text:style-name="T8"><text:tab/>get_random_bytes(&amp;i, sizeof(i));</text:span></text:p>
      <text:p text:style-name="P8"><text:span text:style-name="T8"><text:tab/>ssleep(i % 5);</text:span></text:p>
      <text:p text:style-name="P8"><text:span text:style-name="T8"><text:tab/>printk(KERN_INFO "Job %d finished\n", counter);</text:span></text:p>
      <text:p text:style-name="P8"><text:span text:style-name="T8"><text:tab/>mutex_unlock(&amp;my_mutex);</text:span></text:p>
      <text:p text:style-name="P8"><text:span text:style-name="T8"><text:tab/>}</text:span></text:p>
      <text:p text:style-name="P8"><text:span text:style-name="T8"><text:tab/>printk(KERN_INFO "Thread Stopping\n");</text:span></text:p>
      <text:p text:style-name="P8"><text:span text:style-name="T8"><text:tab/>do_exit(0);</text:span></text:p>
      <text:p text:style-name="P7">}</text:p>
      <text:p text:style-name="P13"/>
      <text:p text:style-name="P6"/>
      <text:p text:style-name="P6"><text:span text:style-name="T5">As seen in the above code, we declare a variable </text:span><text:span text:style-name="Emphasis"><text:span text:style-name="T6">my_mutex </text:span></text:span><text:span text:style-name="T5">of type </text:span><text:span text:style-name="Emphasis"><text:span text:style-name="T6">struct mutex </text:span></text:span><text:span text:style-name="T5">which protects the global variable </text:span><text:span text:style-name="Emphasis"><text:span text:style-name="T6">counter . </text:span></text:span><text:span text:style-name="T5">Thread will be able to access the variable only if it is not in use by another thread. In this way, mutex synchronizes the access to the global variable </text:span><text:span text:style-name="Emphasis"><text:span text:style-name="T6">counter</text:span></text:span><text:span text:style-name="T5">.</text:span></text:p>
      <text:p text:style-name="P6"/>
      <text:p text:style-name="P6"/>
      <text:p text:style-name="P14"/>
      <text:p text:style-name="P10"><text:span text:style-name="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6:05:13.125505050</meta:creation-date>
    <dc:date>2018-10-14T10:58:54.785822232</dc:date>
    <meta:editing-duration>PT28M53S</meta:editing-duration>
    <meta:editing-cycles>3</meta:editing-cycles>
    <meta:generator>LibreOffice/5.1.6.2$Linux_X86_64 LibreOffice_project/10m0$Build-2</meta:generator>
    <meta:document-statistic meta:table-count="0" meta:image-count="0" meta:object-count="0" meta:page-count="3" meta:paragraph-count="60" meta:word-count="670" meta:character-count="4392" meta:non-whitespace-character-count="3746"/>
  </office:meta>
</office:document-meta>
</file>